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order-left="none" fo:border-right="none" fo:border-top="none"/>
    </style:style>
    <style:style style:name="ce97" style:family="table-cell" style:parent-style-name="Default">
      <style:text-properties fo:font-style="italic" style:font-style-asian="italic" style:font-style-complex="italic"/>
    </style:style>
    <style:style style:name="ce100" style:family="table-cell" style:parent-style-name="Default">
      <style:text-properties style:use-window-font-color="true"/>
    </style:style>
    <style:style style:name="ce10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ext-properties fo:color="#b85c00"/>
    </style:style>
    <style:style style:name="ce150" style:family="table-cell" style:parent-style-name="Default">
      <style:text-properties fo:color="#355269"/>
    </style:style>
    <style:style style:name="ce151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2" style:family="table-cell" style:parent-style-name="Default">
      <style:map style:condition="cell-content()=0" style:apply-style-name="Bad" style:base-cell-address="Commands.D4"/>
    </style:style>
    <style:style style:name="ce15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5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58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1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2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3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7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68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0" style:family="table-cell" style:parent-style-name="Default">
      <style:table-cell-properties fo:border-bottom="0.74pt solid #000000" fo:border-left="0.74pt solid #000000" fo:border-right="none" fo:border-top="none"/>
    </style:style>
    <style:style style:name="ce171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2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8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84" style:family="table-cell" style:parent-style-name="Default">
      <style:text-properties style:font-name="DejaVu Sans Mono"/>
    </style:style>
    <style:style style:name="ce185" style:family="table-cell" style:parent-style-name="Default">
      <style:text-properties style:use-window-font-color="true" style:font-name="DejaVu Sans Mono"/>
    </style:style>
    <style:style style:name="ce183" style:family="table-cell" style:parent-style-name="Default">
      <style:table-cell-properties fo:border="none"/>
      <style:text-properties style:font-name="DejaVu Sans Mono"/>
    </style:style>
    <style:style style:name="ce187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8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9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19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9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9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1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99">
      <style:map style:condition="cell-content()=1" style:apply-style-name="Bad" style:base-cell-address="Commands.N3"/>
    </style:style>
    <style:style style:name="ce204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6" style:family="table-cell" style:parent-style-name="Default">
      <style:text-properties fo:color="#ff4000"/>
    </style:style>
    <style:style style:name="ce64" style:family="table-cell" style:parent-style-name="Default">
      <style:map style:condition="cell-content()=0" style:apply-style-name="Bad" style:base-cell-address="'Rough - DCS FA18C'.B2"/>
    </style:style>
    <style:style style:name="ce208" style:family="table-cell" style:parent-style-name="Default">
      <style:text-properties fo:color="#8d281e"/>
    </style:style>
    <style:style style:name="ce209" style:family="table-cell" style:parent-style-name="Default">
      <style:table-cell-properties fo:background-color="transparent"/>
      <style:text-properties fo:color="#8d281e"/>
    </style:style>
    <style:style style:name="ce67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1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14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16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7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23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4" style:family="table-cell" style:parent-style-name="Default">
      <style:text-properties style:font-name="DejaVu Sans Mono1" fo:font-size="9pt" style:font-size-asian="9pt" style:font-size-complex="9pt"/>
    </style:style>
    <style:style style:name="ce7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6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7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8" style:family="table-cell" style:parent-style-name="Default" style:data-style-name="N99">
      <style:map style:condition="cell-content()=1" style:apply-style-name="Bad" style:base-cell-address="'Rough - DCS FA18C'.N2"/>
    </style:style>
    <style:style style:name="ce79" style:family="table-cell" style:parent-style-name="Default">
      <style:map style:condition="cell-content()=0" style:apply-style-name="Bad" style:base-cell-address="'Rough - Elite Dangerous'.B2"/>
    </style:style>
    <style:style style:name="ce8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8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4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6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map style:condition="cell-content()=0" style:apply-style-name="Bad" style:base-cell-address="'Scratch - Commands'.D3"/>
    </style:style>
    <style:style style:name="ce9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8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01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96.7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183"/>
        <table:table-column table:style-name="co7" table:default-cell-style-name="ce183"/>
        <table:table-column table:style-name="co7" table:default-cell-style-name="ce188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Signaling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 table:style-name="ce97" office:value-type="string" calcext:value-type="string">
            <text:p>Direction</text:p>
          </table:table-cell>
          <table:table-cell table:style-name="ce126" office:value-type="string" calcext:value-type="string">
            <text:p>Pitch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_AXIS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97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0" table:formula="of:=AND(ISBLANK([.$E4]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03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1" office:value-type="string" calcext:value-type="string">
            <text:p>ST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97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0" table:formula="of:=AND(ISBLANK([.$E5]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03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oll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_AXIS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97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0" table:formula="of:=AND(ISBLANK([.$E7]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03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text:p>ST-Y</text:p>
          </table:table-cell>
          <table:table-cell table:style-name="ce171" office:value-type="string" calcext:value-type="string">
            <text:p>ST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97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0" table:formula="of:=AND(ISBLANK([.$E8]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03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Yaw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Z_AXIS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97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0" table:formula="of:=AND(ISBLANK([.$E10]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03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6" office:value-type="string" calcext:value-type="string">
            <text:p>ST-Z</text:p>
          </table:table-cell>
          <table:table-cell table:style-name="ce171" office:value-type="string" calcext:value-type="string">
            <text:p>ST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97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0" table:formula="of:=AND(ISBLANK([.$E11]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03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hrust</text:p>
          </table:table-cell>
          <table:table-cell table:style-name="ce126" office:value-type="string" calcext:value-type="string">
            <text:p>Forward/Backward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97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0" table:formula="of:=AND(ISBLANK([.$E13]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03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DX_SLIDER_AXIS</text:p>
            <text:p>DX_THROTTLE_AXIS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97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0" table:formula="of:=AND(ISBLANK([.$E14]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03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Afterburner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oos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a</text:p>
          </table:table-cell>
          <table:table-cell table:style-name="ce171" office:value-type="string" calcext:value-type="string">
            <text:p>T16KJG_<text:span text:style-name="T4">TH-6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97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0" table:formula="of:=AND(ISBLANK([.$E16]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03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0" office:value-type="string" calcext:value-type="string">
            <text:p>DCS – FA18C</text:p>
          </table:table-cell>
          <table:table-cell table:style-name="ce15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1" office:value-type="string" calcext:value-type="string">
            <text:p>TH-Z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97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0" table:formula="of:=AND(ISBLANK([.$E17]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03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26" office:value-type="string" calcext:value-type="string">
            <text:p>Left/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XROT_AXIS</text:p>
          </table:table-cell>
          <table:table-cell table:style-name="ce172" office:value-type="string" calcext:value-type="string">
            <text:p>TH-X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97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0" table:formula="of:=AND(ISBLANK([.$E19]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03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Up/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_YROT_AXIS</text:p>
          </table:table-cell>
          <table:table-cell table:style-name="ce172" office:value-type="string" calcext:value-type="string">
            <text:p>TH-Y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97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0" table:formula="of:=AND(ISBLANK([.$E21]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03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Trim</text:p>
          </table:table-cell>
          <table:table-cell table:style-name="ce126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BREAK – Cycle, 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97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0" table:formula="of:=AND(ISBLANK([.$E23]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03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SH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;</text:p>
          </table:table-cell>
          <table:table-cell table:style-name="ce171" office:value-type="string" calcext:value-type="string">
            <text:p>Primary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97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0" table:formula="of:=AND(ISBLANK([.$E24]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03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Down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97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0" table:formula="of:=AND(ISBLANK([.$E26]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03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Trim Elevator PULL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.</text:p>
          </table:table-cell>
          <table:table-cell table:style-name="ce171" office:value-type="string" calcext:value-type="string">
            <text:p>Primary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97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0" table:formula="of:=AND(ISBLANK([.$E27]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03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Lef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97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0" table:formula="of:=AND(ISBLANK([.$E29]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03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Lef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,</text:p>
          </table:table-cell>
          <table:table-cell table:style-name="ce171" office:value-type="string" calcext:value-type="string">
            <text:p>Primary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97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0" table:formula="of:=AND(ISBLANK([.$E30]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03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Right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BREAK – Cycle, </text:span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97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0" table:formula="of:=AND(ISBLANK([.$E32]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03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ileron Trim Right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CTL /</text:p>
          </table:table-cell>
          <table:table-cell table:style-name="ce171" office:value-type="string" calcext:value-type="string">
            <text:p>Primary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97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0" table:formula="of:=AND(ISBLANK([.$E33]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03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Weapons</text:p>
          </table:table-cell>
          <table:table-cell table:style-name="ce126" office:value-type="string" calcext:value-type="string">
            <text:p>Prim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</text:p>
          </table:table-cell>
          <table:table-cell table:style-name="ce171" office:value-type="string" calcext:value-type="string">
            <text:p>ST-1 [O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97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0" table:formula="of:=AND(ISBLANK([.$E35]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03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Primary Fire Cycl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1 , DXHATDOWN</text:p>
          </table:table-cell>
          <table:table-cell table:style-name="ce171" office:value-type="string" calcext:value-type="string">
            <text:p>ST-1 [I_*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97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0" table:formula="of:=AND(ISBLANK([.$E36]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03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PC</text:p>
          </table:table-cell>
          <table:table-cell table:style-name="ce171" office:value-type="string" calcext:value-type="string">
            <text:p>ST-1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97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0" table:formula="of:=AND(ISBLANK([.$E37]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03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 Fi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2</text:p>
          </table:table-cell>
          <table:table-cell table:style-name="ce171" office:value-type="string" calcext:value-type="string">
            <text:p>ST-2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97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0" table:formula="of:=AND(ISBLANK([.$E39]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03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0" table:number-columns-repeated="2"/>
          <table:table-cell table:style-name="ce150" office:value-type="string" calcext:value-type="string">
            <text:p>DCS – FA18C</text:p>
          </table:table-cell>
          <table:table-cell table:style-name="ce158" office:value-type="string" calcext:value-type="string">
            <text:p>R_ALT SPC</text:p>
          </table:table-cell>
          <table:table-cell table:style-name="ce175" office:value-type="string" calcext:value-type="string">
            <text:p>ST-2 [O_M]</text:p>
          </table:table-cell>
          <table:table-cell table:style-name="ce185"/>
          <table:table-cell table:style-name="ce187"/>
          <table:table-cell table:style-name="ce191"/>
          <table:table-cell table:style-name="ce100" office:value-type="string" calcext:value-type="string">
            <text:p>+</text:p>
          </table:table-cell>
          <table:table-cell table:style-name="ce100" table:number-columns-repeated="2"/>
          <table:table-cell table:style-name="ce192"/>
          <table:table-cell table:style-name="ce19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9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1" table:formula="of:=AND(ISBLANK([.$E40]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04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0" table:number-columns-repeated="45"/>
        </table:table-row>
        <table:table-row table:style-name="ro2">
          <table:table-cell table:style-name="ce97" office:value-type="string" calcext:value-type="string">
            <text:p>Countermeasures</text:p>
          </table:table-cell>
          <table:table-cell table:style-name="ce126" office:value-type="string" calcext:value-type="string">
            <text:p>Flare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Shield] 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 , LSHIFT e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97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0" table:formula="of:=AND(ISBLANK([.$E42]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03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ol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SHIFT e</text:p>
          </table:table-cell>
          <table:table-cell table:style-name="ce171" office:value-type="string" calcext:value-type="string">
            <text:p>ST-3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97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0" table:formula="of:=AND(ISBLANK([.$E43]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03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hield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3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97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0" table:formula="of:=AND(ISBLANK([.$E44]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03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d</text:p>
          </table:table-cell>
          <table:table-cell table:style-name="ce171" office:value-type="string" calcext:value-type="string">
            <text:p>ST-3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97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0" table:formula="of:=AND(ISBLANK([.$E45]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03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97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0" table:formula="of:=AND(ISBLANK([.$E46]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03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T-3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97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0" table:formula="of:=AND(ISBLANK([.$E47]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03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T-3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97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0" table:formula="of:=AND(ISBLANK([.$E48]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03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Chaff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<text:span text:style-name="T3">DX4 , </text:span>L_ALT j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97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0" table:formula="of:=AND(ISBLANK([.$E50]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03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untermeasur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4</text:p>
          </table:table-cell>
          <table:table-cell table:style-name="ce171" office:value-type="string" calcext:value-type="string">
            <text:p>ST-4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97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0" table:formula="of:=AND(ISBLANK([.$E51]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03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[Menu Nest] Depart (HighWake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j</text:p>
          </table:table-cell>
          <table:table-cell table:style-name="ce171" office:value-type="string" calcext:value-type="string">
            <text:p>ST-4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97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0" table:formula="of:=AND(ISBLANK([.$E52]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03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j</text:p>
          </table:table-cell>
          <table:table-cell table:style-name="ce171" office:value-type="string" calcext:value-type="string">
            <text:p>ST-4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97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0" table:formula="of:=AND(ISBLANK([.$E53]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03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e</text:p>
          </table:table-cell>
          <table:table-cell table:style-name="ce171" office:value-type="string" calcext:value-type="string">
            <text:p>ST-4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97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0" table:formula="of:=AND(ISBLANK([.$E54]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03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T-4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97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0" table:formula="of:=AND(ISBLANK([.$E55]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03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Cycle</text:p>
          </table:table-cell>
          <table:table-cell table:style-name="ce126" office:value-type="string" calcext:value-type="string">
            <text:p>prim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UP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97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0" table:formula="of:=AND(ISBLANK([.$E57]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03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Gu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x</text:p>
          </table:table-cell>
          <table:table-cell table:style-name="ce171" office:value-type="string" calcext:value-type="string">
            <text:p>Primary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97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0" table:formula="of:=AND(ISBLANK([.$E58]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03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prim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D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, MISUSE</text:p>
            <text:p>menu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DOWN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97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0" table:formula="of:=AND(ISBLANK([.$E60]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03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arrow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w</text:p>
          </table:table-cell>
          <table:table-cell table:style-name="ce171" office:value-type="string" calcext:value-type="string">
            <text:p>Primary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97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0" table:formula="of:=AND(ISBLANK([.$E61]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03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+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RIGHT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97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0" table:formula="of:=AND(ISBLANK([.$E63]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03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idewin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Primary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97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0" table:formula="of:=AND(ISBLANK([.$E64]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03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26" office:value-type="string" calcext:value-type="string">
            <text:p>secondary-</text:p>
          </table:table-cell>
          <table:table-cell table:number-columns-repeated="2"/>
          <table:table-cell table:style-name="ce151" office:value-type="string" calcext:value-type="string">
            <text:p><text:span text:style-name="T7">Primary O_U</text:span>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menus, dss fli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DXHATLEFT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97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0" table:formula="of:=AND(ISBLANK([.$E66]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03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AMRAAM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d</text:p>
          </table:table-cell>
          <table:table-cell table:style-name="ce171" office:value-type="string" calcext:value-type="string">
            <text:p>Primary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97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0" table:formula="of:=AND(ISBLANK([.$E67]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03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 office:value-type="string" calcext:value-type="string">
            <text:p>AutoTargets</text:p>
          </table:table-cell>
          <table:table-cell table:style-name="ce126"/>
          <table:table-cell table:number-columns-repeated="2"/>
          <table:table-cell table:style-name="ce177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mitter+</text:p>
          </table:table-cell>
          <table:table-cell/>
          <table:table-cell table:style-name="ce162"/>
          <table:table-cell table:style-name="ce177" office:value-type="string" calcext:value-type="string">
            <text:p><text:span text:style-name="T9">Throttle-Paddle O_U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mitter-</text:p>
          </table:table-cell>
          <table:table-cell/>
          <table:table-cell table:style-name="ce162"/>
          <table:table-cell table:style-name="ce177" office:value-type="string" calcext:value-type="string">
            <text:p><text:span text:style-name="T9">Throttle-Paddle O_U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+</text:p>
          </table:table-cell>
          <table:table-cell/>
          <table:table-cell table:style-name="ce162" office:value-type="string" calcext:value-type="string">
            <text:p>h</text:p>
          </table:table-cell>
          <table:table-cell table:style-name="ce177" office:value-type="string" calcext:value-type="string">
            <text:p><text:span text:style-name="T9">Throttle-Paddle O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[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97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200" table:formula="of:=AND(ISBLANK([.$E72]);NOT(ISBLANK([.$I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203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=</text:p>
          </table:table-cell>
          <table:table-cell table:style-name="ce178" office:value-type="string" calcext:value-type="string">
            <text:p><text:span text:style-name="T11">Throttle-Paddle O_M </text:span><text:span text:style-name="T12">L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97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0" table:formula="of:=AND(ISBLANK([.$E73]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03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hostile-</text:p>
          </table:table-cell>
          <table:table-cell/>
          <table:table-cell table:style-name="ce162" office:value-type="string" calcext:value-type="string">
            <text:p>L_SHIFT h</text:p>
          </table:table-cell>
          <table:table-cell table:style-name="ce177" office:value-type="string" calcext:value-type="string">
            <text:p><text:span text:style-name="T9">Throttle-Paddle O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]</text:p>
          </table:table-cell>
          <table:table-cell table:style-name="ce178" office:value-type="string" calcext:value-type="string">
            <text:p>Throttle-Paddle O_M R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97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200" table:formula="of:=AND(ISBLANK([.$E75]);NOT(ISBLANK([.$I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203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-</text:p>
          </table:table-cell>
          <table:table-cell table:style-name="ce178" office:value-type="string" calcext:value-type="string">
            <text:p><text:span text:style-name="T11">Throttle-Paddle O_M </text:span><text:span text:style-name="T12">R</text:span>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76]));OR(NOT(ISBLANK([.$F76]));OR(NOT(ISBLANK([.$G76]));NOT(ISBLANK([.$H76])))))" office:value-type="boolean" office:boolean-value="true" calcext:value-type="boolean">
            <text:p>TRUE</text:p>
          </table:table-cell>
          <table:table-cell table:style-name="ce197" table:formula="of:=OR(OR(OR(IF([.$P76]=1);IF([.$Q76]=1));IF([.$R76]=1));IF([.$S76]=1))" office:value-type="boolean" office:boolean-value="false" calcext:value-type="boolean">
            <text:p>FALSE</text:p>
          </table:table-cell>
          <table:table-cell table:style-name="ce200" table:formula="of:=AND(ISBLANK([.$E76]);NOT(ISBLANK([.$I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I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J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K76])))" office:value-type="boolean" office:boolean-value="false" calcext:value-type="boolean">
            <text:p>FALSE</text:p>
          </table:table-cell>
          <table:table-cell table:style-name="ce203" table:formula="of:=AND(AND(ISBLANK([.$E76]);AND(ISBLANK([.$F76]);AND(ISBLANK([.$G76]);ISBLANK([.$H76]))));NOT(ISBLANK([.$L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+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I_U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escort-</text:p>
          </table:table-cell>
          <table:table-cell table:number-columns-repeated="2"/>
          <table:table-cell table:style-name="ce177" office:value-type="string" calcext:value-type="string">
            <text:p><text:span text:style-name="T9">Throttle-Paddle I_U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+</text:p>
          </table:table-cell>
          <table:table-cell/>
          <table:table-cell table:style-name="ce162" office:value-type="string" calcext:value-type="string">
            <text:p>t</text:p>
          </table:table-cell>
          <table:table-cell table:style-name="ce177" office:value-type="string" calcext:value-type="string">
            <text:p><text:span text:style-name="T9">Throttle-Paddle I_M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97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0" table:formula="of:=AND(ISBLANK([.$E80]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03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target-</text:p>
          </table:table-cell>
          <table:table-cell/>
          <table:table-cell table:style-name="ce162" office:value-type="string" calcext:value-type="string">
            <text:p>L_SHIFT t</text:p>
          </table:table-cell>
          <table:table-cell table:style-name="ce177" office:value-type="string" calcext:value-type="string">
            <text:p><text:span text:style-name="T9">Throttle-Paddle I_M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t</text:p>
          </table:table-cell>
          <table:table-cell table:style-name="ce171" office:value-type="string" calcext:value-type="string">
            <text:p>Throttle-Paddle I_M L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97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200" table:formula="of:=AND(ISBLANK([.$E82]);NOT(ISBLANK([.$I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203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u</text:p>
          </table:table-cell>
          <table:table-cell table:style-name="ce177" office:value-type="string" calcext:value-type="string">
            <text:p><text:span text:style-name="T9">Throttle-Paddle I_D </text:span><text:span text:style-name="T10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cargo+</text:p>
          </table:table-cell>
          <table:table-cell/>
          <table:table-cell table:style-name="ce162" office:value-type="string" calcext:value-type="string">
            <text:p>L_SHIFT u</text:p>
          </table:table-cell>
          <table:table-cell table:style-name="ce177" office:value-type="string" calcext:value-type="string">
            <text:p><text:span text:style-name="T9">Throttle-Paddle I_D </text:span><text:span text:style-name="T10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97" office:value-type="string" calcext:value-type="string">
            <text:p>Comm</text:p>
          </table:table-cell>
          <table:table-cell table:style-name="ce126" office:value-type="string" calcext:value-type="string">
            <text:p>Radio</text:p>
          </table:table-cell>
          <table:table-cell table:number-columns-repeated="2"/>
          <table:table-cell table:style-name="ce177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1 (Left/Top/VHF-A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97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0" table:formula="of:=AND(ISBLANK([.$E86]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03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RARROW</text:p>
          </table:table-cell>
          <table:table-cell table:style-name="ce171" office:value-type="string" calcext:value-type="string">
            <text:p>Comm U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97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0" table:formula="of:=AND(ISBLANK([.$E87]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03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97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0" table:formula="of:=AND(ISBLANK([.$E88]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03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ALT LARROW</text:p>
          </table:table-cell>
          <table:table-cell table:style-name="ce171" office:value-type="string" calcext:value-type="string">
            <text:p>Comm D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97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0" table:formula="of:=AND(ISBLANK([.$E89]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03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161" office:value-type="string" calcext:value-type="string">
            <text:p>DX21</text:p>
          </table:table-cell>
          <table:table-cell table:style-name="ce179" office:value-type="string" calcext:value-type="string">
            <text:p>Comm R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97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0" table:formula="of:=AND(ISBLANK([.$E90]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03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Lef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ALT \</text:p>
          </table:table-cell>
          <table:table-cell table:style-name="ce171" office:value-type="string" calcext:value-type="string">
            <text:p>Comm R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97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0" table:formula="of:=AND(ISBLANK([.$E91]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03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2 (Right/Bottom/VHF-FM) 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97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0" table:formula="of:=AND(ISBLANK([.$E92]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03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W/In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RARROW</text:p>
          </table:table-cell>
          <table:table-cell table:style-name="ce171" office:value-type="string" calcext:value-type="string">
            <text:p>Comm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97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0" table:formula="of:=AND(ISBLANK([.$E93]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03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</text:span>) 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97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0" table:formula="of:=AND(ISBLANK([.$E94]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03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CW/Decrease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R_CTL LARROW</text:p>
          </table:table-cell>
          <table:table-cell table:style-name="ce171" office:value-type="string" calcext:value-type="string">
            <text:p>Comm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97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0" table:formula="of:=AND(ISBLANK([.$E95]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03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161" office:value-type="string" calcext:value-type="string">
            <text:p>DX22</text:p>
          </table:table-cell>
          <table:table-cell table:style-name="ce179" office:value-type="string" calcext:value-type="string">
            <text:p>Comm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97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0" table:formula="of:=AND(ISBLANK([.$E96]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03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Menu – Right Radio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R_CTL \</text:p>
          </table:table-cell>
          <table:table-cell table:style-name="ce171" office:value-type="string" calcext:value-type="string">
            <text:p>Comm R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97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0" table:formula="of:=AND(ISBLANK([.$E97]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03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Up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97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0" table:formula="of:=AND(ISBLANK([.$E98]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03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Down</text:p>
          </table:table-cell>
          <table:table-cell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Comm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97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0" table:formula="of:=AND(ISBLANK([.$E99]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03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57" office:value-type="string" calcext:value-type="string">
            <text:p>DX23</text:p>
          </table:table-cell>
          <table:table-cell table:style-name="ce179" office:value-type="string" calcext:value-type="string">
            <text:p>Comm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97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0" table:formula="of:=AND(ISBLANK([.$E100]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03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Selected</text:span> PTT</text:p>
          </table:table-cell>
          <table:table-cell table:style-name="ce149"/>
          <table:table-cell table:style-name="ce157" office:value-type="string" calcext:value-type="string">
            <text:p>DX24</text:p>
          </table:table-cell>
          <table:table-cell table:style-name="ce179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97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0" table:formula="of:=AND(ISBLANK([.$E101]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03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 built-in voice</text:p>
          </table:table-cell>
          <table:table-cell table:style-name="ce149" office:value-type="string" calcext:value-type="string">
            <text:p>Elite Dangerous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2596.6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1" office:value-type="string" calcext:value-type="string">
            <text:p>Comm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97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0" table:formula="of:=AND(ISBLANK([.$E102]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03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(Selected) Comm Menu</text:p>
          </table:table-cell>
          <table:table-cell table:style-name="ce150" office:value-type="string" calcext:value-type="string">
            <text:p>DCS – FA18C</text:p>
          </table:table-cell>
          <table:table-cell table:style-name="ce163" office:value-type="string" calcext:value-type="string">
            <text:p>\</text:p>
          </table:table-cell>
          <table:table-cell table:style-name="ce171" office:value-type="string" calcext:value-type="string">
            <text:p>Comm L [O_M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97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0" table:formula="of:=AND(ISBLANK([.$E103]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03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Special/Magic/built-in-voice(sim)</text:p>
          </table:table-cell>
          <table:table-cell/>
          <table:table-cell table:style-name="ce157" office:value-type="string" calcext:value-type="string">
            <text:p>DX26</text:p>
          </table:table-cell>
          <table:table-cell table:style-name="ce179" office:value-type="string" calcext:value-type="string">
            <text:p>Comm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97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200" table:formula="of:=AND(ISBLANK([.$E104]);NOT(ISBLANK([.$I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203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Ground/Intercom</text:p>
          </table:table-cell>
          <table:table-cell/>
          <table:table-cell table:style-name="ce157" office:value-type="string" calcext:value-type="string">
            <text:p>DX25</text:p>
          </table:table-cell>
          <table:table-cell table:style-name="ce179" office:value-type="string" calcext:value-type="string">
            <text:p>Comm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97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0" table:formula="of:=AND(ISBLANK([.$E105]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03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ux</text:p>
          </table:table-cell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4" draw:text-style-name="P2" svg:width="111.15pt" svg:height="28.09pt" svg:x="377.21pt" svg:y="2781.4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49"/>
          <table:table-cell table:style-name="ce165" office:value-type="string" calcext:value-type="string">
            <text:p>DX32</text:p>
          </table:table-cell>
          <table:table-cell table:style-name="ce179" office:value-type="string" calcext:value-type="string">
            <text:p>T16KJG_<text:span text:style-name="T4">TH-2</text:span> [O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97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0" table:formula="of:=AND(ISBLANK([.$E107]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03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5">Whisper</text:span> PTT</text:p>
          </table:table-cell>
          <table:table-cell table:style-name="ce149"/>
          <table:table-cell table:style-name="ce165" office:value-type="string" calcext:value-type="string">
            <text:p>DX30, F22</text:p>
          </table:table-cell>
          <table:table-cell table:style-name="ce179" office:value-type="string" calcext:value-type="string">
            <text:p>T16KJG_<text:span text:style-name="T4">TH-2</text:span>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97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0" table:formula="of:=AND(ISBLANK([.$E108]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03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66" office:value-type="string" calcext:value-type="string">
            <text:p>_</text:p>
          </table:table-cell>
          <table:table-cell table:style-name="ce179" office:value-type="string" calcext:value-type="string">
            <office:annotation draw:style-name="gr2" draw:text-style-name="P2" svg:width="82.18pt" svg:height="51pt" svg:x="807.19pt" svg:y="2781.47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97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200" table:formula="of:=AND(ISBLANK([.$E109]);NOT(ISBLANK([.$I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203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office:annotation draw:style-name="gr5" draw:text-style-name="P2" svg:width="127.47pt" svg:height="45.52pt" svg:x="377.21pt" svg:y="2860.67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49"/>
          <table:table-cell table:style-name="ce165" office:value-type="string" calcext:value-type="string">
            <office:annotation draw:style-name="gr3" draw:text-style-name="P2" svg:width="82.18pt" svg:height="61.68pt" svg:x="642.76pt" svg:y="2807.86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79" office:value-type="string" calcext:value-type="string">
            <text:p>T16KJG_<text:span text:style-name="T4">TH-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97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0" table:formula="of:=AND(ISBLANK([.$E110]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03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<text:span text:style-name="T4">COVAS</text:span> PTT</text:p>
          </table:table-cell>
          <table:table-cell table:style-name="ce149"/>
          <table:table-cell table:style-name="ce167" office:value-type="string" calcext:value-type="string">
            <text:p>DX28</text:p>
          </table:table-cell>
          <table:table-cell table:style-name="ce179" office:value-type="string" calcext:value-type="string">
            <text:p>T16KJG_<text:span text:style-name="T4">TH-2</text:span> [I_<text:span text:style-name="T4">M</text:span>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97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0" table:formula="of:=AND(ISBLANK([.$E112]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03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97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200" table:formula="of:=AND(ISBLANK([.$E113]);NOT(ISBLANK([.$I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203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1" office:value-type="string" calcext:value-type="string">
            <text:p>RESERVED</text:p>
          </table:table-cell>
          <table:table-cell table:style-name="ce149"/>
          <table:table-cell table:style-name="ce152" office:value-type="string" calcext:value-type="string">
            <text:p>_</text:p>
          </table:table-cell>
          <table:table-cell table:style-name="ce179" office:value-type="string" calcext:value-type="string">
            <text:p>T16KJG_<text:span text:style-name="T4">TH-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97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0" table:formula="of:=AND(ISBLANK([.$E114]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03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Quick Power</text:p>
          </table:table-cell>
          <table:table-cell table:style-name="ce126" office:value-type="string" calcext:value-type="string">
            <text:p>AirBrake ENGAG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L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Reset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DN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97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200" table:formula="of:=AND(ISBLANK([.$E116]);NOT(ISBLANK([.$I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203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EXTEN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b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97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0" table:formula="of:=AND(ISBLANK([.$E117]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03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AirBrake CANCEL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Weapon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INS</text:p>
          </table:table-cell>
          <table:table-cell table:style-name="ce171" office:value-type="string" calcext:value-type="string">
            <text:p>Ship R [O_M]</text:p>
          </table:table-cell>
          <table:table-cell table:style-name="ce184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97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200" table:formula="of:=AND(ISBLANK([.$E119]);NOT(ISBLANK([.$I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203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peed Brake RETRAC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97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0" table:formula="of:=AND(ISBLANK([.$E120]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03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Steering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Engine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GUP</text:p>
          </table:table-cell>
          <table:table-cell table:style-name="ce171" office:value-type="string" calcext:value-type="string">
            <text:p>Ship U [O_M]</text:p>
          </table:table-cell>
          <table:table-cell table:style-name="ce184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97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200" table:formula="of:=AND(ISBLANK([.$E122]);NOT(ISBLANK([.$I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203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ELF OVERLOAD</text:p>
            <text:p>[Undesignate] NoseWheelSte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97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0" table:formula="of:=AND(ISBLANK([.$E123]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03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7"/>
          <table:table-cell table:style-name="ce126" office:value-type="string" calcext:value-type="string">
            <text:p>Wheel Brake</text:p>
          </table:table-cell>
          <table:table-cell table:number-columns-repeated="2"/>
          <table:table-cell table:style-name="ce151" office:value-type="string" calcext:value-type="string">
            <text:p><text:span text:style-name="T7">Ship 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ystem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OME</text:p>
          </table:table-cell>
          <table:table-cell table:style-name="ce171" office:value-type="string" calcext:value-type="string">
            <text:p>Ship D [O_M]</text:p>
          </table:table-cell>
          <table:table-cell table:style-name="ce184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97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200" table:formula="of:=AND(ISBLANK([.$E125]);NOT(ISBLANK([.$I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203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office:annotation draw:style-name="gr1" draw:text-style-name="P2" svg:width="82.18pt" svg:height="72.88pt" svg:x="642.76pt" svg:y="3230.2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71" office:value-type="string" calcext:value-type="string">
            <office:annotation draw:style-name="gr6" draw:text-style-name="P2" svg:width="82.18pt" svg:height="95.27pt" svg:x="807.19pt" svg:y="3230.2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26]));OR(NOT(ISBLANK([.$F126]));OR(NOT(ISBLANK([.$G126]));NOT(ISBLANK([.$H126])))))" office:value-type="boolean" office:boolean-value="true" calcext:value-type="boolean">
            <text:p>TRUE</text:p>
          </table:table-cell>
          <table:table-cell table:style-name="ce197" table:formula="of:=OR(OR(OR(IF([.$P126]=1);IF([.$Q126]=1));IF([.$R126]=1));IF([.$S126]=1))" office:value-type="boolean" office:boolean-value="false" calcext:value-type="boolean">
            <text:p>FALSE</text:p>
          </table:table-cell>
          <table:table-cell table:style-name="ce200" table:formula="of:=AND(ISBLANK([.$E126]);NOT(ISBLANK([.$I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I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J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K126])))" office:value-type="boolean" office:boolean-value="false" calcext:value-type="boolean">
            <text:p>FALSE</text:p>
          </table:table-cell>
          <table:table-cell table:style-name="ce203" table:formula="of:=AND(AND(ISBLANK([.$E126]);AND(ISBLANK([.$F126]);AND(ISBLANK([.$G126]);ISBLANK([.$H126]))));NOT(ISBLANK([.$L1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adiness</text:p>
          </table:table-cell>
          <table:table-cell table:number-columns-repeated="4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Lockouts,</text:p>
            <text:p>Accessories</text:p>
          </table:table-cell>
          <table:table-cell table:style-name="ce126" office:value-type="string" calcext:value-type="string">
            <text:p>Tool</text:p>
          </table:table-cell>
          <table:table-cell table:number-columns-repeated="2"/>
          <table:table-cell table:style-name="ce180" office:value-type="string" calcext:value-type="string">
            <text:p>Ship O_D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argo Scoop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97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200" table:formula="of:=AND(ISBLANK([.$E129]);NOT(ISBLANK([.$I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203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3335.87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s</text:p>
          </table:table-cell>
          <table:table-cell table:style-name="ce171" office:value-type="string" calcext:value-type="string">
            <text:p>Ship L [O_D] (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97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0" table:formula="of:=AND(ISBLANK([.$E130]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03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ights</text:p>
          </table:table-cell>
          <table:table-cell table:number-columns-repeated="2"/>
          <table:table-cell table:style-name="ce180" office:value-type="string" calcext:value-type="string">
            <text:p>Ship O_D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R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97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0" table:formula="of:=AND(ISBLANK([.$E132]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03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Exterior Lights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</text:p>
          </table:table-cell>
          <table:table-cell table:style-name="ce171" office:value-type="string" calcext:value-type="string">
            <text:p>Ship D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97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200" table:formula="of:=AND(ISBLANK([.$E133]);NOT(ISBLANK([.$I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203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Landing/Taxi Light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3441.4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97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0" table:formula="of:=AND(ISBLANK([.$E134]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03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Master OFF</text:p>
          </table:table-cell>
          <table:table-cell table:number-columns-repeated="2"/>
          <table:table-cell table:style-name="ce180" office:value-type="string" calcext:value-type="string">
            <text:p>Ship O_D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547.0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r</text:p>
          </table:table-cell>
          <table:table-cell table:style-name="ce171" office:value-type="string" calcext:value-type="string">
            <text:p>Ship U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97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0" table:formula="of:=AND(ISBLANK([.$E136]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03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ALT m</text:p>
          </table:table-cell>
          <table:table-cell table:style-name="ce171" office:value-type="string" calcext:value-type="string">
            <text:p>Ship D [O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97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200" table:formula="of:=AND(ISBLANK([.$E137]);NOT(ISBLANK([.$I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203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aster On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L_CTL m</text:p>
          </table:table-cell>
          <table:table-cell table:style-name="ce171" office:value-type="string" calcext:value-type="string">
            <text:p>Ship D [O_D] (x-l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97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0" table:formula="of:=AND(ISBLANK([.$E138]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03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EMCON</text:p>
          </table:table-cell>
          <table:table-cell table:number-columns-repeated="2"/>
          <table:table-cell table:style-name="ce180" office:value-type="string" calcext:value-type="string">
            <text:p>Ship O_D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7" draw:text-style-name="P2" svg:width="150.46pt" svg:height="60.52pt" svg:x="377.21pt" svg:y="3652.6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ALT h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97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200" table:formula="of:=AND(ISBLANK([.$E140]);NOT(ISBLANK([.$I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203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6" draw:text-style-name="P2" svg:width="82.18pt" svg:height="95.27pt" svg:x="377.21pt" svg:y="3626.28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macro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95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97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0" table:formula="of:=AND(ISBLANK([.$E141]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03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Gear</text:p>
          </table:table-cell>
          <table:table-cell table:style-name="ce126" office:value-type="string" calcext:value-type="string">
            <text:p>Drag Chute</text:p>
          </table:table-cell>
          <table:table-cell table:number-columns-repeated="2"/>
          <table:table-cell table:style-name="ce180" office:value-type="string" calcext:value-type="string">
            <text:p>Ship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3" draw:text-style-name="P2" svg:width="82.18pt" svg:height="61.68pt" svg:x="377.21pt" svg:y="3679.0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p</text:p>
          </table:table-cell>
          <table:table-cell table:style-name="ce171" office:value-type="string" calcext:value-type="string">
            <text:p>Ship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97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0" table:formula="of:=AND(ISBLANK([.$E143]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03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table:style-name="ce168"/>
          <table:table-cell table:style-name="ce180" office:value-type="string" calcext:value-type="string">
            <text:p>Ship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h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97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200" table:formula="of:=AND(ISBLANK([.$E145]);NOT(ISBLANK([.$I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203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g</text:p>
          </table:table-cell>
          <table:table-cell table:style-name="ce171" office:value-type="string" calcext:value-type="string">
            <text:p>Ship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97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0" table:formula="of:=AND(ISBLANK([.$E146]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03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Up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Up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SHIFT L_ALT f</text:p>
          </table:table-cell>
          <table:table-cell table:style-name="ce171" office:value-type="string" calcext:value-type="string">
            <text:p>Ship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97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0" table:formula="of:=AND(ISBLANK([.$E148]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03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laps Down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M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Flaps Step Down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L_CTL L_ALT f</text:p>
          </table:table-cell>
          <table:table-cell table:style-name="ce171" office:value-type="string" calcext:value-type="string">
            <text:p>Ship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97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200" table:formula="of:=AND(ISBLANK([.$E150]);NOT(ISBLANK([.$I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I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203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Panels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Nav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2</text:p>
          </table:table-cell>
          <table:table-cell table:style-name="ce171" office:value-type="string" calcext:value-type="string">
            <text:p>Ship U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97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0" table:formula="of:=AND(ISBLANK([.$E153]);NOT(ISBLANK([.$I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03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Config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3</text:p>
          </table:table-cell>
          <table:table-cell table:style-name="ce171" office:value-type="string" calcext:value-type="string">
            <text:p>Ship D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97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0" table:formula="of:=AND(ISBLANK([.$E155]);NOT(ISBLANK([.$I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03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enter Panel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Panel Role</text:p>
          </table:table-cell>
          <table:table-cell table:style-name="ce149" office:value-type="string" calcext:value-type="string">
            <text:p>Elite Dangerous</text:p>
          </table:table-cell>
          <table:table-cell table:style-name="ce152"/>
          <table:table-cell table:style-name="ce171"/>
          <table:table-cell table:style-name="ce184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97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200" table:formula="of:=AND(ISBLANK([.$E157]);NOT(ISBLANK([.$I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203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Options (ESC)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ESC</text:p>
          </table:table-cell>
          <table:table-cell table:style-name="ce171" office:value-type="string" calcext:value-type="string">
            <text:p>Ship L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97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0" table:formula="of:=AND(ISBLANK([.$E158]);NOT(ISBLANK([.$I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03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 Panel OR View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U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Comm Panel</text:p>
          </table:table-cell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F1</text:p>
          </table:table-cell>
          <table:table-cell table:style-name="ce171" office:value-type="string" calcext:value-type="string">
            <text:p>Ship R [I_U]</text:p>
          </table:table-cell>
          <table:table-cell table:style-name="ce184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95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97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200" table:formula="of:=AND(ISBLANK([.$E160]);NOT(ISBLANK([.$I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203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Reference,</text:p>
            <text:p>Quick Nav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office:annotation draw:style-name="gr3" draw:text-style-name="P2" svg:width="82.18pt" svg:height="61.68pt" svg:x="377.21pt" svg:y="4180.6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CTL `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97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0" table:formula="of:=AND(ISBLANK([.$E163]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03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office:annotation draw:style-name="gr2" draw:text-style-name="P2" svg:width="82.18pt" svg:height="51pt" svg:x="642.76pt" svg:y="4233.4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1" office:value-type="string" calcext:value-type="string">
            <text:p>Ship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97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200" table:formula="of:=AND(ISBLANK([.$E164]);NOT(ISBLANK([.$I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203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50" office:value-type="string" calcext:value-type="string">
            <text:p>DCS – FA18C</text:p>
          </table:table-cell>
          <table:table-cell table:style-name="ce161" office:value-type="string" calcext:value-type="string">
            <text:p>x</text:p>
          </table:table-cell>
          <table:table-cell table:style-name="ce171" office:value-type="string" calcext:value-type="string">
            <text:p>Ship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97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0" table:formula="of:=AND(ISBLANK([.$E165]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03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4" office:value-type="string" calcext:value-type="string">
            <office:annotation draw:style-name="gr3" draw:text-style-name="P2" svg:width="82.18pt" svg:height="61.68pt" svg:x="377.21pt" svg:y="4286.2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event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</text:p>
          </table:table-cell>
          <table:table-cell table:style-name="ce171" office:value-type="string" calcext:value-type="string">
            <text:p>Ship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97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0" table:formula="of:=AND(ISBLANK([.$E167]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03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Forward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97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0" table:formula="of:=AND(ISBLANK([.$E169]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03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<text:span text:style-name="T15">Ship D [I_D]</text:span>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97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200" table:formula="of:=AND(ISBLANK([.$E170]);NOT(ISBLANK([.$I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I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203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hip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97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0" table:formula="of:=AND(ISBLANK([.$E171]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03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im Kneeboard Back</text:p>
          </table:table-cell>
          <table:table-cell/>
          <table:table-cell table:style-name="ce168"/>
          <table:table-cell table:style-name="ce180" office:value-type="string" calcext:value-type="string">
            <text:p><text:span text:style-name="T13">Ship I_D </text:span><text:span text:style-name="T1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2" office:value-type="string" calcext:value-type="string">
            <text:p>OBSOLETE</text:p>
            <text:p>DISABLED</text:p>
          </table:table-cell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[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97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0" table:formula="of:=AND(ISBLANK([.$E173]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03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UNUSUAL DUPLICATE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<text:span text:style-name="T15">Ship U [I_D]</text:span> (sp)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UNUSUAL DUPLICATE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hip U [I_D]</text:p>
          </table:table-cell>
          <table:table-cell table:style-name="ce184"/>
          <table:table-cell table:number-columns-repeated="6"/>
          <table:table-cell table:style-name="ce195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Targeting</text:p>
          </table:table-cell>
          <table:table-cell table:style-name="ce126" office:value-type="string" calcext:value-type="string">
            <text:p>Ahead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y</text:p>
          </table:table-cell>
          <table:table-cell table:style-name="ce171" office:value-type="string" calcext:value-type="string">
            <text:p>Ship L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97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0" table:formula="of:=AND(ISBLANK([.$E177]);NOT(ISBLANK([.$I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03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hreat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b</text:p>
          </table:table-cell>
          <table:table-cell table:style-name="ce171" office:value-type="string" calcext:value-type="string">
            <text:p>Ship R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79]));OR(NOT(ISBLANK([.$F179]));OR(NOT(ISBLANK([.$G179]));NOT(ISBLANK([.$H179])))))" office:value-type="boolean" office:boolean-value="true" calcext:value-type="boolean">
            <text:p>TRUE</text:p>
          </table:table-cell>
          <table:table-cell table:style-name="ce197" table:formula="of:=OR(OR(OR(IF([.$P179]=1);IF([.$Q179]=1));IF([.$R179]=1));IF([.$S179]=1))" office:value-type="boolean" office:boolean-value="false" calcext:value-type="boolean">
            <text:p>FALSE</text:p>
          </table:table-cell>
          <table:table-cell table:style-name="ce200" table:formula="of:=AND(ISBLANK([.$E179]);NOT(ISBLANK([.$I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J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K179])))" office:value-type="boolean" office:boolean-value="false" calcext:value-type="boolean">
            <text:p>FALSE</text:p>
          </table:table-cell>
          <table:table-cell table:style-name="ce203" table:formula="of:=AND(AND(ISBLANK([.$E179]);AND(ISBLANK([.$F179]);AND(ISBLANK([.$G179]);ISBLANK([.$H179]))));NOT(ISBLANK([.$L1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s</text:p>
          </table:table-cell>
          <table:table-cell table:style-name="ce171" office:value-type="string" calcext:value-type="string">
            <text:p>Ship U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1]));OR(NOT(ISBLANK([.$F181]));OR(NOT(ISBLANK([.$G181]));NOT(ISBLANK([.$H181])))))" office:value-type="boolean" office:boolean-value="true" calcext:value-type="boolean">
            <text:p>TRUE</text:p>
          </table:table-cell>
          <table:table-cell table:style-name="ce197" table:formula="of:=OR(OR(OR(IF([.$P181]=1);IF([.$Q181]=1));IF([.$R181]=1));IF([.$S181]=1))" office:value-type="boolean" office:boolean-value="false" calcext:value-type="boolean">
            <text:p>FALSE</text:p>
          </table:table-cell>
          <table:table-cell table:style-name="ce200" table:formula="of:=AND(ISBLANK([.$E181]);NOT(ISBLANK([.$I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J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K181])))" office:value-type="boolean" office:boolean-value="false" calcext:value-type="boolean">
            <text:p>FALSE</text:p>
          </table:table-cell>
          <table:table-cell table:style-name="ce203" table:formula="of:=AND(AND(ISBLANK([.$E181]);AND(ISBLANK([.$F181]);AND(ISBLANK([.$G181]);ISBLANK([.$H181]))));NOT(ISBLANK([.$L1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Subsystem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table:style-name="ce152" office:value-type="string" calcext:value-type="string">
            <text:p>L_SHIFT s</text:p>
          </table:table-cell>
          <table:table-cell table:style-name="ce171" office:value-type="string" calcext:value-type="string">
            <text:p>Ship D [O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97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200" table:formula="of:=AND(ISBLANK([.$E183]);NOT(ISBLANK([.$I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203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head (Subsystem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Attacker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+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Turrets-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 office:value-type="string" calcext:value-type="string">
            <office:annotation draw:style-name="gr6" draw:text-style-name="P2" svg:width="101.45pt" svg:height="95.27pt" svg:x="120.67pt" svg:y="4867.6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26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Cage (Generic or Missile Seeker)</text:p>
          </table:table-cell>
          <table:table-cell table:number-columns-repeated="2"/>
          <table:table-cell table:style-name="ce151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c</text:p>
          </table:table-cell>
          <table:table-cell table:style-name="ce171" office:value-type="string" calcext:value-type="string">
            <text:p>Sensors L [O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97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200" table:formula="of:=AND(ISBLANK([.$E190]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203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Of Interest</text:p>
          </table:table-cell>
          <table:table-cell table:style-name="ce126" office:value-type="string" calcext:value-type="string">
            <text:p>Aft</text:p>
          </table:table-cell>
          <table:table-cell table:number-columns-repeated="2"/>
          <table:table-cell table:style-name="ce181" office:value-type="string" calcext:value-type="string">
            <text:p>Sensors I_M <text:span text:style-name="T4">L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.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97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200" table:formula="of:=AND(ISBLANK([.$E192]);NOT(ISBLANK([.$I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203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X</text:p>
            <text:p>DEPRESS</text:p>
          </table:table-cell>
          <table:table-cell table:style-name="ce150" office:value-type="string" calcext:value-type="string">
            <text:p>DCS – FA18C</text:p>
          </table:table-cell>
          <table:table-cell table:style-name="ce157" office:value-type="string" calcext:value-type="string">
            <text:p>R_ALT ‘</text:p>
          </table:table-cell>
          <table:table-cell table:style-name="ce171" office:value-type="string" calcext:value-type="string">
            <text:p>Sensors L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97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0" table:formula="of:=AND(ISBLANK([.$E193]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03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Forward</text:p>
          </table:table-cell>
          <table:table-cell table:number-columns-repeated="2"/>
          <table:table-cell table:style-name="ce181" office:value-type="string" calcext:value-type="string">
            <text:p>Sensors I_M <text:span text:style-name="T4">R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;</text:p>
          </table:table-cell>
          <table:table-cell table:style-name="ce171" office:value-type="string" calcext:value-type="string">
            <text:p>Sensors R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97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0" table:formula="of:=AND(ISBLANK([.$E195]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03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eft</text:p>
          </table:table-cell>
          <table:table-cell table:number-columns-repeated="2"/>
          <table:table-cell table:style-name="ce181" office:value-type="string" calcext:value-type="string">
            <text:p>Sensors I_M <text:span text:style-name="T4">U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,</text:p>
          </table:table-cell>
          <table:table-cell table:style-name="ce171" office:value-type="string" calcext:value-type="string">
            <text:p>Sensors U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97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0" table:formula="of:=AND(ISBLANK([.$E197]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03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Right</text:p>
          </table:table-cell>
          <table:table-cell table:number-columns-repeated="2"/>
          <table:table-cell table:style-name="ce181" office:value-type="string" calcext:value-type="string">
            <text:p>Sensors I_M <text:span text:style-name="T4">D</text:span></text:p>
          </table:table-cell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50" office:value-type="string" calcext:value-type="string">
            <text:p>DCS – FA18C</text:p>
          </table:table-cell>
          <table:table-cell table:style-name="ce152" office:value-type="string" calcext:value-type="string">
            <text:p>R_ALT /</text:p>
          </table:table-cell>
          <table:table-cell table:style-name="ce171" office:value-type="string" calcext:value-type="string">
            <text:p>Sensors D [I_M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97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0" table:formula="of:=AND(ISBLANK([.$E199]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03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3" office:value-type="string" calcext:value-type="string">
            <text:p>Sensors – Intelligence,</text:p>
            <text:p>Accessory</text:p>
          </table:table-cell>
          <table:table-cell table:style-name="ce148" office:value-type="string" calcext:value-type="string">
            <text:p>Variant Unique</text:p>
          </table:table-cell>
          <table:table-cell table:style-name="ce151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4"/>
          <table:table-cell table:number-columns-repeated="6"/>
          <table:table-cell table:style-name="Default"/>
          <table:table-cell table:style-name="ce197"/>
          <table:table-cell table:style-name="ce200"/>
          <table:table-cell table:style-name="ce203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1" office:value-type="string" calcext:value-type="string">
            <text:p>Sensors U [I_D]</text:p>
          </table:table-cell>
          <table:table-cell table:style-name="ce184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97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0" table:formula="of:=AND(ISBLANK([.$E201]);NOT(ISBLANK([.$I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03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MISUSE</text:p>
            <text:p>Sim – Cockpit View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1" office:value-type="string" calcext:value-type="string">
            <text:p>Sensors U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97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0" table:formula="of:=AND(ISBLANK([.$E202]);NOT(ISBLANK([.$I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03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2" draw:text-style-name="P2" svg:width="82.18pt" svg:height="51pt" svg:x="377.21pt" svg:y="5263.0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1" office:value-type="string" calcext:value-type="string">
            <text:p>Sensors U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97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0" table:formula="of:=AND(ISBLANK([.$E203]);NOT(ISBLANK([.$I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03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style-name="ce149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1" office:value-type="string" calcext:value-type="string">
            <text:p>Sensors D [I_D]</text:p>
          </table:table-cell>
          <table:table-cell table:style-name="ce184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4]));OR(NOT(ISBLANK([.$F204]));OR(NOT(ISBLANK([.$G204]));NOT(ISBLANK([.$H204])))))" office:value-type="boolean" office:boolean-value="true" calcext:value-type="boolean">
            <text:p>TRUE</text:p>
          </table:table-cell>
          <table:table-cell table:style-name="ce197" table:formula="of:=OR(OR(OR(IF([.$P204]=1);IF([.$Q204]=1));IF([.$R204]=1));IF([.$S204]=1))" office:value-type="boolean" office:boolean-value="false" calcext:value-type="boolean">
            <text:p>FALSE</text:p>
          </table:table-cell>
          <table:table-cell table:style-name="ce200" table:formula="of:=AND(ISBLANK([.$E204]);NOT(ISBLANK([.$I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J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K204])))" office:value-type="boolean" office:boolean-value="false" calcext:value-type="boolean">
            <text:p>FALSE</text:p>
          </table:table-cell>
          <table:table-cell table:style-name="ce203" table:formula="of:=AND(AND(ISBLANK([.$E204]);AND(ISBLANK([.$F204]);AND(ISBLANK([.$G204]);ISBLANK([.$H204]))));NOT(ISBLANK([.$L2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8" draw:text-style-name="P2" svg:width="202.39pt" svg:height="76.28pt" svg:x="377.21pt" svg:y="5315.8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50" office:value-type="string" calcext:value-type="string">
            <text:p>DCS – FA18C</text:p>
          </table:table-cell>
          <table:table-cell table:style-name="ce140" office:value-type="string" calcext:value-type="string">
            <text:p>RESERVED</text:p>
          </table:table-cell>
          <table:table-cell table:style-name="ce171" office:value-type="string" calcext:value-type="string">
            <text:p>Sensors D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5]));OR(NOT(ISBLANK([.$F205]));OR(NOT(ISBLANK([.$G205]));NOT(ISBLANK([.$H205])))))" office:value-type="boolean" office:boolean-value="true" calcext:value-type="boolean">
            <text:p>TRUE</text:p>
          </table:table-cell>
          <table:table-cell table:style-name="ce197" table:formula="of:=OR(OR(OR(IF([.$P205]=1);IF([.$Q205]=1));IF([.$R205]=1));IF([.$S205]=1))" office:value-type="boolean" office:boolean-value="false" calcext:value-type="boolean">
            <text:p>FALSE</text:p>
          </table:table-cell>
          <table:table-cell table:style-name="ce200" table:formula="of:=AND(ISBLANK([.$E205]);NOT(ISBLANK([.$I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J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K205])))" office:value-type="boolean" office:boolean-value="false" calcext:value-type="boolean">
            <text:p>FALSE</text:p>
          </table:table-cell>
          <table:table-cell table:style-name="ce203" table:formula="of:=AND(AND(ISBLANK([.$E205]);AND(ISBLANK([.$F205]);AND(ISBLANK([.$G205]);ISBLANK([.$H205]))));NOT(ISBLANK([.$L2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office:annotation draw:style-name="gr9" draw:text-style-name="P2" svg:width="154.63pt" svg:height="128.86pt" svg:x="377.21pt" svg:y="5344.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1" office:value-type="string" calcext:value-type="string">
            <text:p>Sensors L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6]));OR(NOT(ISBLANK([.$F206]));OR(NOT(ISBLANK([.$G206]));NOT(ISBLANK([.$H206])))))" office:value-type="boolean" office:boolean-value="true" calcext:value-type="boolean">
            <text:p>TRUE</text:p>
          </table:table-cell>
          <table:table-cell table:style-name="ce197" table:formula="of:=OR(OR(OR(IF([.$P206]=1);IF([.$Q206]=1));IF([.$R206]=1));IF([.$S206]=1))" office:value-type="boolean" office:boolean-value="false" calcext:value-type="boolean">
            <text:p>FALSE</text:p>
          </table:table-cell>
          <table:table-cell table:style-name="ce200" table:formula="of:=AND(ISBLANK([.$E206]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I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J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K206])))" office:value-type="boolean" office:boolean-value="false" calcext:value-type="boolean">
            <text:p>FALSE</text:p>
          </table:table-cell>
          <table:table-cell table:style-name="ce203" table:formula="of:=AND(AND(ISBLANK([.$E206]);AND(ISBLANK([.$F206]);AND(ISBLANK([.$G206]);ISBLANK([.$H206]))));NOT(ISBLANK([.$L2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Up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Tab</text:p>
          </table:table-cell>
          <table:table-cell table:style-name="ce171" office:value-type="string" calcext:value-type="string">
            <text:p>Sensors L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7]));OR(NOT(ISBLANK([.$F207]));OR(NOT(ISBLANK([.$G207]));NOT(ISBLANK([.$H207])))))" office:value-type="boolean" office:boolean-value="true" calcext:value-type="boolean">
            <text:p>TRUE</text:p>
          </table:table-cell>
          <table:table-cell table:style-name="ce197" table:formula="of:=OR(OR(OR(IF([.$P207]=1);IF([.$Q207]=1));IF([.$R207]=1));IF([.$S207]=1))" office:value-type="boolean" office:boolean-value="false" calcext:value-type="boolean">
            <text:p>FALSE</text:p>
          </table:table-cell>
          <table:table-cell table:style-name="ce200" table:formula="of:=AND(ISBLANK([.$E207]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I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J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K207])))" office:value-type="boolean" office:boolean-value="false" calcext:value-type="boolean">
            <text:p>FALSE</text:p>
          </table:table-cell>
          <table:table-cell table:style-name="ce203" table:formula="of:=AND(AND(ISBLANK([.$E207]);AND(ISBLANK([.$F207]);AND(ISBLANK([.$G207]);ISBLANK([.$H207]))));NOT(ISBLANK([.$L2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1" office:value-type="string" calcext:value-type="string">
            <text:p>Sensors R [I_D] (sp)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8]));OR(NOT(ISBLANK([.$F208]));OR(NOT(ISBLANK([.$G208]));NOT(ISBLANK([.$H208])))))" office:value-type="boolean" office:boolean-value="true" calcext:value-type="boolean">
            <text:p>TRUE</text:p>
          </table:table-cell>
          <table:table-cell table:style-name="ce197" table:formula="of:=OR(OR(OR(IF([.$P208]=1);IF([.$Q208]=1));IF([.$R208]=1));IF([.$S208]=1))" office:value-type="boolean" office:boolean-value="false" calcext:value-type="boolean">
            <text:p>FALSE</text:p>
          </table:table-cell>
          <table:table-cell table:style-name="ce200" table:formula="of:=AND(ISBLANK([.$E208]);NOT(ISBLANK([.$I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I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J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K208])))" office:value-type="boolean" office:boolean-value="false" calcext:value-type="boolean">
            <text:p>FALSE</text:p>
          </table:table-cell>
          <table:table-cell table:style-name="ce203" table:formula="of:=AND(AND(ISBLANK([.$E208]);AND(ISBLANK([.$F208]);AND(ISBLANK([.$G208]);ISBLANK([.$H208]))));NOT(ISBLANK([.$L2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<text:span text:style-name="T3">MISUSE WORKAROUND</text:span></text:p>
            <text:p>Panel Board Tab Down</text:p>
          </table:table-cell>
          <table:table-cell table:style-name="ce150" office:value-type="string" calcext:value-type="string">
            <text:p>DCS – FA18C</text:p>
          </table:table-cell>
          <table:table-cell office:value-type="string" calcext:value-type="string">
            <text:p>L_Alt + L_Shift + Tab</text:p>
          </table:table-cell>
          <table:table-cell table:style-name="ce171" office:value-type="string" calcext:value-type="string">
            <text:p>Sensors R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95" table:formula="of:=OR(NOT(ISBLANK([.$E209]));OR(NOT(ISBLANK([.$F209]));OR(NOT(ISBLANK([.$G209]));NOT(ISBLANK([.$H209])))))" office:value-type="boolean" office:boolean-value="true" calcext:value-type="boolean">
            <text:p>TRUE</text:p>
          </table:table-cell>
          <table:table-cell table:style-name="ce197" table:formula="of:=OR(OR(OR(IF([.$P209]=1);IF([.$Q209]=1));IF([.$R209]=1));IF([.$S209]=1))" office:value-type="boolean" office:boolean-value="false" calcext:value-type="boolean">
            <text:p>FALSE</text:p>
          </table:table-cell>
          <table:table-cell table:style-name="ce200" table:formula="of:=AND(ISBLANK([.$E209]);NOT(ISBLANK([.$I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I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J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K209])))" office:value-type="boolean" office:boolean-value="false" calcext:value-type="boolean">
            <text:p>FALSE</text:p>
          </table:table-cell>
          <table:table-cell table:style-name="ce203" table:formula="of:=AND(AND(ISBLANK([.$E209]);AND(ISBLANK([.$F209]);AND(ISBLANK([.$G209]);ISBLANK([.$H209]))));NOT(ISBLANK([.$L2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6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9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6:Commands.M117 Commands.M119:Commands.M120 Commands.M50:Commands.M55 Commands.M122:Commands.M123 Commands.M126:Commands.M126 Commands.M129:Commands.M130 Commands.M132:Commands.M134 Commands.D136:Commands.E138 Commands.M136:Commands.M138 Commands.D140:Commands.E141 Commands.M140:Commands.M141 Commands.D145:Commands.E146 Commands.M145:Commands.M146 Commands.E153:Commands.E153 Commands.D153:Commands.D153 Commands.M153:Commands.M153 Commands.D155:Commands.E155 Commands.M155:Commands.M155 Commands.D157:Commands.E158 Commands.M157:Commands.M158 Commands.D160:Commands.E160 Commands.M160:Commands.M160 Commands.D163:Commands.E165 Commands.M163:Commands.M165 Commands.D177:Commands.E177 Commands.M177:Commands.M177 Commands.D179:Commands.E179 Commands.M179:Commands.M179 Commands.D181:Commands.E181 Commands.M181:Commands.M181 Commands.D183:Commands.E183 Commands.M183:Commands.M183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6:Commands.E117 Commands.D119:Commands.E120 Commands.D50:Commands.E55 Commands.D122:Commands.E123 Commands.D125:Commands.E126 Commands.D129:Commands.E130 Commands.D132:Commands.E134 Commands.D57:Commands.E58 Commands.D60:Commands.E61 Commands.D72:Commands.D73 Commands.M72:Commands.M73 Commands.D75:Commands.D76 Commands.M75:Commands.M76 Commands.D80:Commands.E80 Commands.M80:Commands.M80 Commands.D82:Commands.E82 Commands.M82:Commands.M82 Commands.D23:Commands.E24 Commands.M23:Commands.M24 Commands.D26:Commands.E27 Commands.M26:Commands.M27 Commands.D32:Commands.E33 Commands.M32:Commands.M33 Commands.M112:Commands.M114 Commands.D112:Commands.E114 Commands.D29:Commands.E30 Commands.M29:Commands.M30 Commands.M86:Commands.M105 Commands.D86:Commands.E105 Commands.D195:Commands.E195 Commands.M195:Commands.M195 Commands.D197:Commands.E197 Commands.M197:Commands.M197 Commands.D199:Commands.E199 Commands.M199:Commands.M199 Commands.M125:Commands.M125 Commands.D148:Commands.E148 Commands.M148:Commands.M148 Commands.D150:Commands.E150 Commands.M150:Commands.M150 Commands.D143:Commands.E143 Commands.M143:Commands.M143 Commands.M169:Commands.M171 Commands.D173:Commands.E173 Commands.M173:Commands.M175 Commands.D190:Commands.E190 Commands.M190:Commands.M190 Commands.D167:Commands.E167 Commands.M167:Commands.M167 Commands.E201:Commands.E209 Commands.M201:Commands.M209 Commands.D192:Commands.E193 Commands.M192:Commands.M193 Commands.M42:Commands.M48 Commands.D42:Commands.E48 Commands.D107:Commands.E110 Commands.M107:Commands.M110 Commands.E169:Commands.E171 Commands.E174:Commands.E175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table:style-name="ce96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toggle goggles</text:p>
          </table:table-cell>
          <table:table-cell table:style-name="ce64" office:value-type="string" calcext:value-type="string">
            <text:p>R_SHIFT h</text:p>
          </table:table-cell>
          <table:table-cell table:style-name="ce213" office:value-type="string" calcext:value-type="string">
            <text:p>Primary U [O_D] (s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6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7" table:formula="of:=AND(ISBLANK([.$C2]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3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3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0" office:value-type="string" calcext:value-type="string">
            <text:p>VR Zoom</text:p>
          </table:table-cell>
          <table:table-cell table:style-name="ce208" office:value-type="string" calcext:value-type="string">
            <text:p>R_ALT z</text:p>
          </table:table-cell>
          <table:table-cell table:style-name="ce213" office:value-type="string" calcext:value-type="string">
            <text:p>Primary U [O_D] (lp)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7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7" table:formula="of:=AND(ISBLANK([.$C6]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13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0"/>
          <table:table-cell table:style-name="ce208"/>
          <table:table-cell table:number-columns-repeated="17"/>
        </table:table-row>
        <table:table-row table:style-name="ro4">
          <table:table-cell table:style-name="ce140" office:value-type="string" calcext:value-type="string">
            <text:p>HMD BRT/CW/Increase (aka. ‘cueing’)</text:p>
          </table:table-cell>
          <table:table-cell table:style-name="ce209" office:value-type="string" calcext:value-type="string">
            <text:p>R_ALT h</text:p>
          </table:table-cell>
          <table:table-cell table:style-name="ce213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Throttle Designator Controller – Depress</text:p>
          </table:table-cell>
          <table:table-cell table:style-name="ce208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4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X</text:p>
          </table:table-cell>
          <table:table-cell table:style-name="ce67" office:value-type="string" calcext:value-type="string">
            <text:p>T16KTR_<text:span text:style-name="T4">TH-X</text:span></text:p>
          </table:table-cell>
          <table:table-cell table:style-name="ce70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Designator Controller – Y</text:p>
          </table:table-cell>
          <table:table-cell table:style-name="ce67" office:value-type="string" calcext:value-type="string">
            <text:p>T16KTR_<text:span text:style-name="T4">TH-Y</text:span></text:p>
          </table:table-cell>
          <table:table-cell table:style-name="ce70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Throttle Lift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4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Autopilot Attitude Hold (Macro)</text:p>
          </table:table-cell>
          <table:table-cell table:style-name="ce209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3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08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08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72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72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72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72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72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8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8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06" office:value-type="string" calcext:value-type="string">
            <text:p>Master ON</text:p>
          </table:table-cell>
          <table:table-cell table:style-name="ce208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72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206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72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8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8" office:value-type="string" calcext:value-type="string">
            <office:annotation draw:style-name="gr2" draw:text-style-name="P2" svg:width="82.18pt" svg:height="51pt" svg:x="373.15pt" svg:y="808.41pt" draw:caption-point-x="-17.29pt" draw:caption-point-y="43.71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Engine Anti-Ice On</text:p>
          </table:table-cell>
          <table:table-cell table:style-name="ce208" office:value-type="string" calcext:value-type="string">
            <text:p>R_CTL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Engine Anti-Ice Off</text:p>
          </table:table-cell>
          <table:table-cell table:style-name="ce209" office:value-type="string" calcext:value-type="string">
            <text:p>R_ALT R_SHIFT g</text:p>
          </table:table-cell>
          <table:table-cell table:style-name="ce22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0" office:value-type="string" calcext:value-type="string">
            <text:p>Mode A/A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18.4pt" draw:caption-point-x="-17.29pt" draw:caption-point-y="48.93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Mode A/G</text:p>
          </table:table-cell>
          <table:table-cell table:style-name="ce208" office:value-type="string" calcext:value-type="string">
            <office:annotation draw:style-name="gr1" draw:text-style-name="P2" svg:width="82.18pt" svg:height="72.88pt" svg:x="373.15pt" svg:y="931.24pt" draw:caption-point-x="-17.29pt" draw:caption-point-y="48.87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 table:style-name="ce208" office:value-type="string" calcext:value-type="string">
            <text:p>R_ALT z</text:p>
          </table:table-cell>
          <table:table-cell table:style-name="ce224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29.35pt" svg:y="1083.17pt" draw:caption-point-x="-17.29pt" draw:caption-point-y="50.54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8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3.71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Waypoint Next</text:p>
          </table:table-cell>
          <table:table-cell table:style-name="ce208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(MDI Button 5)</text:p>
          </table:table-cell>
          <table:table-cell table:style-name="ce208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 1 (POSN)</text:p>
          </table:table-cell>
          <table:table-cell table:style-name="ce208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3.71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0" office:value-type="string" calcext:value-type="string">
            <text:p>UFC Keyboard Pushbuttons</text:p>
          </table:table-cell>
          <table:table-cell table:style-name="ce208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Option Select Pushbuttons</text:p>
          </table:table-cell>
          <table:table-cell table:style-name="ce208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ENT</text:p>
          </table:table-cell>
          <table:table-cell table:style-name="ce208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0" office:value-type="string" calcext:value-type="string">
            <text:p>UFC Keyboard Pushbutton – CLR</text:p>
          </table:table-cell>
          <table:table-cell table:style-name="ce208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8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8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8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8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08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3.6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8" office:value-type="string" calcext:value-type="string">
            <office:annotation draw:style-name="gr12" draw:text-style-name="P2" svg:width="82.18pt" svg:height="84.08pt" svg:x="373.15pt" svg:y="1755.61pt" draw:caption-point-x="-17.29pt" draw:caption-point-y="43.71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373.15pt" svg:y="1781.21pt" draw:caption-point-x="-17.29pt" draw:caption-point-y="43.71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794.02pt" draw:caption-point-x="-17.29pt" draw:caption-point-y="43.71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373.15pt" svg:y="1806.8pt" draw:caption-point-x="-17.29pt" draw:caption-point-y="43.71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table:table-row table:style-name="ro1">
          <table:table-cell/>
          <table:table-cell table:style-name="ce100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6" office:value-type="string" calcext:value-type="string">
            <text:p>Command</text:p>
          </table:table-cell>
          <table:table-cell table:style-name="ce96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0" office:value-type="string" calcext:value-type="string">
            <text:p>imaging</text:p>
          </table:table-cell>
          <table:table-cell table:style-name="ce79" office:value-type="string" calcext:value-type="string">
            <text:p>L_ALT v</text:p>
          </table:table-cell>
          <table:table-cell table:style-name="ce80" office:value-type="string" calcext:value-type="string">
            <text:p>Primary U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4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5" table:formula="of:=AND(ISBLANK([.$C2]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6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0" office:value-type="string" calcext:value-type="string">
            <text:p>hud</text:p>
          </table:table-cell>
          <table:table-cell table:style-name="ce79" office:value-type="string" calcext:value-type="string">
            <text:p>R_ALT v</text:p>
          </table:table-cell>
          <table:table-cell table:style-name="ce80" office:value-type="string" calcext:value-type="string">
            <text:p>Primary D [O_D]</text:p>
          </table:table-cell>
          <table:table-cell table:number-columns-repeated="2"/>
          <table:table-cell table:style-name="ce184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68"/>
          <table:table-cell table:style-name="ce8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5" table:formula="of:=AND(ISBLANK([.$C3]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6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8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3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3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3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3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3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3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3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3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80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80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80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14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80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0" office:value-type="string" calcext:value-type="string">
            <text:p>VR/AR Align</text:p>
          </table:table-cell>
          <table:table-cell table:style-name="ce208" office:value-type="string" calcext:value-type="string">
            <text:p>L_ALT L_SHIFT v</text:p>
          </table:table-cell>
          <table:table-cell table:style-name="ce82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4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2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2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62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62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2"/>
          <table:table-cell/>
        </table:table-row>
        <table:table-row table:style-name="ro1">
          <table:table-cell table:style-name="ce162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2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2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62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7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3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7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7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3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7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2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62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2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2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3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7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8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8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8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8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81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62"/>
          <table:table-cell/>
        </table:table-row>
        <table:table-row table:style-name="ro1">
          <table:table-cell table:style-name="ce22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8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81" office:value-type="string" calcext:value-type="string">
            <text:p>TH-1 I_D</text:p>
          </table:table-cell>
          <table:table-cell table:style-name="ce97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776.66pt" draw:caption-point-x="-17.29pt" draw:caption-point-y="42.8pt">
              <dc:date>2020-01-30T00:00:00</dc:date>
              <text:p text:style-name="P1"><text:span text:style-name="T1">Preferably simulator only or part of a context sensitive menu system.</text:span>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789.48pt" draw:caption-point-x="-17.29pt" draw:caption-point-y="42.8pt">
              <dc:date>2020-01-30T00:00:00</dc:date>
              <text:p text:style-name="P1"><text:span text:style-name="T1">See above comment.</text:span>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8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0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6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197.8pt" svg:height="106.47pt" svg:x="525.06pt" svg:y="1068.49pt" draw:caption-point-x="283.24pt" draw:caption-point-y="96.58pt">
              <dc:date>2020-03-14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  <text:p text:style-name="P1"><text:span text:style-name="T1"/></text:p>
              <text:p text:style-name="P1"><text:span text:style-name="T1">OBSOLETE legacy use for kneeboard shortcut mark/jump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160.67pt" draw:caption-point-x="-17.29pt" draw:caption-point-y="42.8pt">
              <dc:date>2020-02-24T00:00:00</dc:date>
              <text:p text:style-name="P1"><text:span text:style-name="T1">Internal use – panel control ONLY. Conflicts NOT expected.</text:span></text:p>
            </office:annotation>
            <text:p>PANEL</text:p>
          </table:table-cell>
          <table:table-cell office:value-type="string" calcext:value-type="string">
            <office:annotation draw:style-name="gr3" draw:text-style-name="P2" svg:width="82.18pt" svg:height="61.68pt" svg:x="825.59pt" svg:y="1160.67pt" draw:caption-point-x="-17.29pt" draw:caption-point-y="42.8pt">
              <dc:date>2020-02-24T00:00:00</dc:date>
              <text:p text:style-name="P1"><text:span text:style-name="T1">Similar functionality to Alt+Tab – previous/next window.</text:span></text:p>
            </office:annotation>
            <text:p>L_Alt L_Win Left, L_Alt L_Win Right, L_Alt Tab, L_Alt L_Shift Tab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72.88pt" svg:x="105.39pt" svg:y="1224.68pt" draw:caption-point-x="-17.29pt" draw:caption-point-y="42.8pt">
              <dc:date>2020-02-26T00:00:00</dc:date>
              <text:p text:style-name="P1"><text:span text:style-name="T1">Assume GLOBAL conflicts may exist. Avoid GLOBAL bind if possible.</text:span></text:p>
            </office:annotation>
            <text:p>RECORDER</text:p>
          </table:table-cell>
          <table:table-cell table:style-name="ce221" office:value-type="string" calcext:value-type="string">
            <text:p>F13, L_Shift F13, F14, L_Shift F14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88.66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339.88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339.88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352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352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78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78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544.66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49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50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91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50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table:style-name="ce91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91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50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91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91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91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30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68"/>
        <table:table-column table:style-name="co8" table:number-columns-repeated="2" table:default-cell-style-name="ce6"/>
        <table:table-column table:style-name="co8" table:default-cell-style-name="ce168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52" office:value-type="string" calcext:value-type="string" table:number-columns-spanned="7" table:number-rows-spanned="1">
            <text:p>Discrepancy</text:p>
          </table:table-cell>
          <table:covered-table-cell table:style-name="ce52"/>
          <table:covered-table-cell table:style-name="ce1"/>
          <table:covered-table-cell table:style-name="ce202"/>
          <table:covered-table-cell table:number-columns-repeated="3" table:style-name="ce205"/>
          <table:table-cell table:style-name="ce6" table:number-columns-repeated="45"/>
        </table:table-row>
        <table:table-row table:style-name="ro1">
          <table:table-cell table:style-name="ce96" office:value-type="string" calcext:value-type="string">
            <text:p>Category</text:p>
          </table:table-cell>
          <table:table-cell table:style-name="ce96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6" office:value-type="string" calcext:value-type="string">
            <text:p>Variant</text:p>
          </table:table-cell>
          <table:table-cell table:style-name="ce96" office:value-type="string" calcext:value-type="string">
            <text:p>Input Keybind</text:p>
          </table:table-cell>
          <table:table-cell table:style-name="ce170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190" office:value-type="string" calcext:value-type="string">
            <text:p>MFD</text:p>
          </table:table-cell>
          <table:table-cell table:style-name="ce96" office:value-type="string" calcext:value-type="string">
            <text:p>Present</text:p>
          </table:table-cell>
          <table:table-cell table:style-name="ce96" office:value-type="string" calcext:value-type="string">
            <text:p>Missing</text:p>
          </table:table-cell>
          <table:table-cell table:style-name="ce190" office:value-type="string" calcext:value-type="string">
            <text:p>Degraded</text:p>
          </table:table-cell>
          <table:table-cell table:style-name="ce96" office:value-type="string" calcext:value-type="string">
            <text:p>HOTAS</text:p>
          </table:table-cell>
          <table:table-cell table:style-name="ce96" office:value-type="string" calcext:value-type="string">
            <text:p>Voice</text:p>
          </table:table-cell>
          <table:table-cell table:style-name="ce96" office:value-type="string" calcext:value-type="string">
            <text:p>Panel</text:p>
          </table:table-cell>
          <table:table-cell table:style-name="ce96" office:value-type="string" calcext:value-type="string">
            <text:p>MFD</text:p>
          </table:table-cell>
          <table:table-cell table:style-name="ce96"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8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9" table:formula="of:=AND(ISBLANK([.$E3]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01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8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9" table:formula="of:=AND(ISBLANK([.$E4]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01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8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9" table:formula="of:=AND(ISBLANK([.$E5]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01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8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9" table:formula="of:=AND(ISBLANK([.$E7]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01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8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9" table:formula="of:=AND(ISBLANK([.$E8]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01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8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9" table:formula="of:=AND(ISBLANK([.$E11]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01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8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9" table:formula="of:=AND(ISBLANK([.$E12]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101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8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9" table:formula="of:=AND(ISBLANK([.$E14]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01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0"/>
          <table:table-cell table:number-columns-repeated="3"/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8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9" table:formula="of:=AND(ISBLANK([.$E16]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01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4"/>
          <table:table-cell table:number-columns-repeated="7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 table:style-name="ce103"/>
          <table:table-cell table:style-name="ce126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4" office:value-type="string" calcext:value-type="string">
            <text:p>T16KTR_TH<text:span text:style-name="T4">-H3R</text:span> [I_M]</text:p>
          </table:table-cell>
          <table:table-cell table:style-name="ce184"/>
          <table:table-cell table:number-columns-repeated="6"/>
          <table:table-cell table:style-name="Default"/>
          <table:table-cell table:style-name="ce98"/>
          <table:table-cell table:style-name="ce99"/>
          <table:table-cell table:style-name="ce101" table:number-columns-repeated="4"/>
          <table:table-cell table:number-columns-repeated="45"/>
        </table:table-row>
        <table:table-row table:style-name="ro2">
          <table:table-cell/>
          <table:table-cell table:style-name="ce14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93"/>
          <table:table-cell/>
          <table:table-cell table:style-name="ce184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5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8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9" table:formula="of:=AND(ISBLANK([.$E30]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101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01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22:22:00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3-15T01:33:06.464000000</dc:date>
    <meta:editing-duration>P11DT14H13M18S</meta:editing-duration>
    <meta:editing-cycles>940</meta:editing-cycles>
    <meta:document-statistic meta:table-count="6" meta:cell-count="2259" meta:object-count="0"/>
  </office:meta>
</office:document-meta>
</file>